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PullPoint.JmsPullPoin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PullPoint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ullPoint.store( NotificationMessageHolderType messageHol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msPullPoint.init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PullPoint.setConnection(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PullPoint.getMessages( int ma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